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line-height="115%" fo:text-align="start" style:justify-single-word="false" style:writing-mode="lr-tb"/>
      <style:text-properties officeooo:rsid="001e4e94" officeooo:paragraph-rsid="001e4e94"/>
    </style:style>
    <style:style style:name="P2" style:family="paragraph" style:parent-style-name="Standard">
      <style:paragraph-properties fo:line-height="115%" fo:text-align="start" style:justify-single-word="false" style:writing-mode="lr-tb"/>
      <style:text-properties officeooo:rsid="0001cf3c" officeooo:paragraph-rsid="001e4e94"/>
    </style:style>
    <style:style style:name="P3" style:family="paragraph" style:parent-style-name="Standard">
      <style:paragraph-properties fo:line-height="115%" fo:text-align="start" style:justify-single-word="false" style:writing-mode="lr-tb"/>
      <style:text-properties officeooo:rsid="0001cf3c" officeooo:paragraph-rsid="00204de1"/>
    </style:style>
    <style:style style:name="P4" style:family="paragraph" style:parent-style-name="Standard">
      <style:paragraph-properties fo:line-height="115%" fo:text-align="start" style:justify-single-word="false" style:writing-mode="lr-tb"/>
      <style:text-properties officeooo:rsid="0023ab08" officeooo:paragraph-rsid="0025489c"/>
    </style:style>
    <style:style style:name="P5" style:family="paragraph" style:parent-style-name="Standard">
      <style:paragraph-properties fo:line-height="115%" fo:text-align="start" style:justify-single-word="false" style:writing-mode="lr-tb"/>
      <style:text-properties officeooo:rsid="00297592" officeooo:paragraph-rsid="00297592"/>
    </style:style>
    <style:style style:name="P6" style:family="paragraph" style:parent-style-name="Standard">
      <style:paragraph-properties fo:line-height="115%" fo:text-align="start" style:justify-single-word="false" style:writing-mode="lr-tb"/>
      <style:text-properties officeooo:rsid="00297a37" officeooo:paragraph-rsid="00297a37"/>
    </style:style>
    <style:style style:name="P7" style:family="paragraph" style:parent-style-name="Standard">
      <style:paragraph-properties fo:line-height="115%" fo:text-align="start" style:justify-single-word="false" style:writing-mode="lr-tb"/>
      <style:text-properties officeooo:rsid="00297a37" officeooo:paragraph-rsid="0029b121"/>
    </style:style>
    <style:style style:name="P8" style:family="paragraph" style:parent-style-name="Standard">
      <style:paragraph-properties fo:line-height="115%" fo:text-align="start" style:justify-single-word="false" style:writing-mode="lr-tb"/>
      <style:text-properties officeooo:rsid="00297a37" officeooo:paragraph-rsid="002a71fd"/>
    </style:style>
    <style:style style:name="P9" style:family="paragraph" style:parent-style-name="Standard">
      <style:paragraph-properties fo:line-height="115%" fo:text-align="start" style:justify-single-word="false" style:writing-mode="lr-tb"/>
      <style:text-properties officeooo:rsid="001afd81" officeooo:paragraph-rsid="00297a37"/>
    </style:style>
    <style:style style:name="P10" style:family="paragraph" style:parent-style-name="Standard">
      <style:paragraph-properties fo:line-height="115%" fo:text-align="start" style:justify-single-word="false" style:writing-mode="lr-tb"/>
      <style:text-properties officeooo:rsid="001bbdce" officeooo:paragraph-rsid="002c40de"/>
    </style:style>
    <style:style style:name="P11" style:family="paragraph" style:parent-style-name="Standard">
      <style:paragraph-properties fo:line-height="115%" fo:text-align="start" style:justify-single-word="false" style:writing-mode="lr-tb"/>
    </style:style>
    <style:style style:name="P12" style:family="paragraph" style:parent-style-name="Standard">
      <style:paragraph-properties fo:margin-left="0.4925in" fo:margin-right="0in" fo:line-height="115%" fo:text-align="start" style:justify-single-word="false" fo:text-indent="0in" style:auto-text-indent="false" style:writing-mode="lr-tb"/>
      <style:text-properties officeooo:rsid="0028287b" officeooo:paragraph-rsid="0028287b"/>
    </style:style>
    <style:style style:name="T1" style:family="text">
      <style:text-properties officeooo:rsid="000aa913"/>
    </style:style>
    <style:style style:name="T2" style:family="text">
      <style:text-properties officeooo:rsid="00023e16"/>
    </style:style>
    <style:style style:name="T3" style:family="text">
      <style:text-properties officeooo:rsid="00204de1"/>
    </style:style>
    <style:style style:name="T4" style:family="text">
      <style:text-properties officeooo:rsid="0025489c"/>
    </style:style>
    <style:style style:name="T5" style:family="text">
      <style:text-properties officeooo:rsid="00260432"/>
    </style:style>
    <style:style style:name="T6" style:family="text">
      <style:text-properties style:text-underline-style="solid" style:text-underline-width="auto" style:text-underline-color="font-color" officeooo:rsid="00260432"/>
    </style:style>
    <style:style style:name="T7" style:family="text">
      <style:text-properties style:text-underline-style="none"/>
    </style:style>
    <style:style style:name="T8" style:family="text">
      <style:text-properties style:text-underline-style="none" officeooo:rsid="00260432"/>
    </style:style>
    <style:style style:name="T9" style:family="text">
      <style:text-properties style:text-underline-style="none" officeooo:rsid="00297592"/>
    </style:style>
    <style:style style:name="T10" style:family="text">
      <style:text-properties fo:font-weight="bold" style:font-weight-asian="bold" style:font-weight-complex="bold"/>
    </style:style>
    <style:style style:name="T11" style:family="text">
      <style:text-properties fo:font-weight="bold" officeooo:rsid="00297a37" style:font-weight-asian="bold" style:font-weight-complex="bold"/>
    </style:style>
    <style:style style:name="T12" style:family="text">
      <style:text-properties fo:font-weight="bold" officeooo:rsid="002a71f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97a37" style:font-weight-asian="normal" style:font-weight-complex="normal"/>
    </style:style>
    <style:style style:name="T15" style:family="text">
      <style:text-properties fo:font-weight="normal" officeooo:rsid="001afd81" style:font-weight-asian="normal" style:font-weight-complex="normal"/>
    </style:style>
    <style:style style:name="T16" style:family="text">
      <style:text-properties fo:font-weight="normal" officeooo:rsid="0029b121" style:font-weight-asian="normal" style:font-weight-complex="normal"/>
    </style:style>
    <style:style style:name="T17" style:family="text">
      <style:text-properties fo:font-weight="normal" officeooo:rsid="002a71fd" style:font-weight-asian="normal" style:font-weight-complex="normal"/>
    </style:style>
    <style:style style:name="T18" style:family="text">
      <style:text-properties officeooo:rsid="002c40de"/>
    </style:style>
    <style:style style:name="T19" style:family="text">
      <style:text-properties officeooo:rsid="002d3bdc"/>
    </style:style>
    <style:style style:name="T20" style:family="text">
      <style:text-properties officeooo:rsid="002ee549"/>
    </style:style>
    <style:style style:name="T21" style:family="text">
      <style:text-properties officeooo:rsid="00305bc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2">For a while I have been playing around with different website builders. I tried <text:span text:style-name="T20">W</text:span>ordpress and found the free themes not so customizable and the speed <text:span text:style-name="T1">not</text:span> great. I tried <text:span text:style-name="T20">W</text:span>ix which is really easy to use but a little expensive and very slow. </text:p>
      <text:p text:style-name="P3">I decided that to build a fast site <text:span text:style-name="T3">that looks exactly like I want</text:span> I need to learn HTML and css. Learning those languages wasn’t so hard. <text:span text:style-name="T2">I used w3schools website and YouTube tutorials and really started getting the hang of things. <text:s/>The problem is that I find it very tedious writing all that code. <text:s/>Furthermore, I find design difficult which means that I need templates to really get going.</text:span></text:p>
      <text:p text:style-name="P4">I was looking to a solution to get around writing all that code and came across HTML templates. There are beautiful free <text:span text:style-name="T21">H</text:span>tml5 templates. I downloaded a couple and played around with them. My experience was bad. Making changes makes everything go<text:span text:style-name="T4">es</text:span> wrong. <text:span text:style-name="T4">If you change a picture the size gets all messed up. If you want the text to be a little different then it sits wrong. Then you have to open up the css files and dig around and try to fix everything. I found that to be really annoying.</text:span></text:p>
      <text:p text:style-name="P11"><text:span text:style-name="T5">I want a framework that has 4 </text:span><text:span text:style-name="T6">things</text:span></text:p>
      <text:p text:style-name="P12"><text:span text:style-name="T8">1. </text:span><text:span text:style-name="T7">Free.</text:span></text:p>
      <text:p text:style-name="P12"><text:span text:style-name="T7">2. Templates that I can edit.</text:span></text:p>
      <text:p text:style-name="P12"><text:span text:style-name="T7">3. Creates very fast sites.</text:span></text:p>
      <text:p text:style-name="P12"><text:span text:style-name="T7">4. </text:span><text:span text:style-name="T9">Has</text:span><text:span text:style-name="T7"> a system to add content without making changes to the original files.</text:span></text:p>
      <text:p text:style-name="P5">After digging around I came across an article on <text:span text:style-name="T10">M</text:span><text:span text:style-name="T11">akeuseof.com </text:span><text:span text:style-name="T14">(check it out it’s a great website).</text:span></text:p>
      <text:p text:style-name="P6"><text:span text:style-name="T13">The article was about static site generators. This seemed to be the answer to all my problems.</text:span></text:p>
      <text:p text:style-name="P7"><text:span text:style-name="T15">So I downloaded ruby, installed Jekyll and followed all the complex </text:span><text:span text:style-name="T16">but clear</text:span><text:span text:style-name="T15"> instructions on the Jekyll site. </text:span><text:span text:style-name="T16">F</text:span><text:span text:style-name="T15">inally, </text:span><text:span text:style-name="T16">I</text:span><text:span text:style-name="T15"> had </text:span><text:span text:style-name="T16">a site</text:span><text:span text:style-name="T15">. </text:span><text:span text:style-name="T16">I was expecting something much more elaborate and colorful but that's okay because there are themes, right?</text:span><text:span text:style-name="T15"> </text:span></text:p>
      <text:p text:style-name="P8"><text:span text:style-name="T15">I </text:span><text:span text:style-name="T16">went to one of the links on the Jekyll website and picked out a nice theme. </text:span><text:span text:style-name="T17">I followed instructions and tried to install it </text:span><text:span text:style-name="T12">to no avail</text:span><text:span text:style-name="T17">.</text:span><text:span text:style-name="T15"> I didn’t realize that there are Gem based themes and non gem based themes. All the tutorials discuss gem based themes. I didn't understand why there was no documentation </text:span><text:span text:style-name="T17">that I could understand</text:span><text:span text:style-name="T15"> </text:span><text:span text:style-name="T17">for non gem themes.</text:span></text:p>
      <text:p text:style-name="P8"><text:span text:style-name="T17">So I tried to install a gem based theme. Finally getting it to work I didn’t understand how to make it mine. How to make changes to the theme. How to add posts and pages. How to add photos and videos. All the documentation and tutorials didn’t help me. Some were very basic like how to get Jekyll up and running and some were way too complicated for me.</text:span></text:p>
      <text:p text:style-name="P10">I was really conside<text:span text:style-name="T18">ring</text:span> giving up Jekyll because it was so complicated. <text:span text:style-name="T18">I like easy and simple, clean and smooth.</text:span></text:p>
      <text:p text:style-name="P10">The speed of the sites pulled me back and <text:s/>I <text:span text:style-name="T19">figured if so many people use it then I could do it too. I </text:span>decided that I will do what it takes to learn Jekyll. </text:p>
      <text:p text:style-name="P10"><text:span text:style-name="T17">This site is my journey to learning Jekyll. Here goes...</text:span></text:p>
      <text:p text:style-name="P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5:36:58.154000000</meta:creation-date>
    <dc:date>2019-12-17T16:36:35.072000000</dc:date>
    <meta:editing-duration>PT4M34S</meta:editing-duration>
    <meta:editing-cycles>3</meta:editing-cycles>
    <meta:generator>LibreOffice/6.1.5.2$Windows_X86_64 LibreOffice_project/90f8dcf33c87b3705e78202e3df5142b201bd805</meta:generator>
    <meta:document-statistic meta:table-count="0" meta:image-count="0" meta:object-count="0" meta:page-count="1" meta:paragraph-count="17" meta:word-count="515" meta:character-count="2771" meta:non-whitespace-character-count="2267"/>
  </office:meta>
</office:document-meta>
</file>